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8.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chéma de la future architectur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éterminer le protocol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ester les parseurs XML et Json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Précompilation des requêtes LDAP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tude des logiciels existant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ester les logiciels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Etablir une grille de lectur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éterminer les fonctionnalités réutilisable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"/>
          <table:table-cell office:value-type="string" calcext:value-type="string">
            <text:p>Configuration du serveur cib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Installation de l'O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stallation d'un serveur logiciel LDAP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stallation de Raspbi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éploiement du code d'injection sur les agent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éploiement du code du contrôleur des injecteurs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est du systèm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éfinition d'un scénario de te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ncement du scénario de test et récupération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mélioration du logicie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Réalisation du lot 1 : définition des scénarios au format Json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ogrammation du lot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Intégration du lot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Réalisation du lot 2 : précompilation des requêtes LDAP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ogrammation du lot 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Intégration du lot 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Réalisation du lot 3 : refonte de l'interface graphiqu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ogrammation du lot 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Intégration du lot 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ivraison du produit final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20:55:05.8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6S</meta:editing-duration>
    <meta:editing-cycles>5</meta:editing-cycles>
    <meta:generator>LibreOffice/4.2.6.3$Windows_x86 LibreOffice_project/3fd416d4c6db7d3204c17ce57a1d70f6e531ee21</meta:generator>
    <dc:date>2014-11-06T22:25:36.862000000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